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3.635cm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8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>
            <text:p>Master Q</text:p>
          </table:table-cell>
          <table:table-cell/>
          <table:table-cell office:value-type="string">
            <text:p>1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Abstimmungsgedächtniss / Chronik</text:p>
          </table:table-cell>
          <table:table-cell office:value-type="string">
            <text:p>Wuschel</text:p>
          </table:table-cell>
          <table:table-cell office:value-type="string">
            <text:p>213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Neue Forschung und Berufe</text:p>
          </table:table-cell>
          <table:table-cell/>
          <table:table-cell office:value-type="string">
            <text:p>2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>
            <text:p>PIA Protest</text:p>
          </table:table-cell>
          <table:table-cell/>
          <table:table-cell office:value-type="string">
            <text:p>1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>
            <text:p>FreibÄEr</text:p>
          </table:table-cell>
          <table:table-cell office:value-type="string">
            <text:p>Pillip</text:p>
          </table:table-cell>
          <table:table-cell office:value-type="string">
            <text:p>304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4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5-30T10:00:00+0100</text:p>
          </table:table-cell>
          <table:table-cell office:value-type="string">
            <text:p>2014-05-30T11:30:00+0100</text:p>
          </table:table-cell>
          <table:table-cell table:number-columns-repeated="1019"/>
        </table:table-row>
        <table:table-row table:style-name="ro4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5-30T13:30:00+0100</text:p>
          </table:table-cell>
          <table:table-cell office:value-type="string">
            <text:p>2014-05-30T15:30:00+0100</text:p>
          </table:table-cell>
          <table:table-cell table:number-columns-repeated="1019"/>
        </table:table-row>
        <table:table-row table:style-name="ro5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5-30T15:30:00+0100</text:p>
          </table:table-cell>
          <table:table-cell office:value-type="string">
            <text:p>2014-05-30T17:00:00+0100</text:p>
          </table:table-cell>
          <table:table-cell table:number-columns-repeated="1019"/>
        </table:table-row>
        <table:table-row table:style-name="ro2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5-30T18:00:00+0100</text:p>
          </table:table-cell>
          <table:table-cell office:value-type="string">
            <text:p>2014-05-30T19:30:00+0100</text:p>
          </table:table-cell>
          <table:table-cell table:number-columns-repeated="1019"/>
        </table:table-row>
        <table:table-row table:style-name="ro4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5-31T13:30:00+0100</text:p>
          </table:table-cell>
          <table:table-cell office:value-type="string">
            <text:p>2014-05-31T15:00:00+0100</text:p>
          </table:table-cell>
          <table:table-cell table:number-columns-repeated="1019"/>
        </table:table-row>
        <table:table-row table:style-name="ro4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5-31T15:00:00+0100</text:p>
          </table:table-cell>
          <table:table-cell office:value-type="string">
            <text:p>2014-05-31T16:30:00+0100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5-31T18:00:00+0100</text:p>
          </table:table-cell>
          <table:table-cell office:value-type="string">
            <text:p>2014-05-31T20:0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5-30T14:24:03</dc:date>
    <meta:editing-duration>PT32M45S</meta:editing-duration>
    <meta:editing-cycles>43</meta:editing-cycles>
    <meta:generator>LibreOffice/3.5$Linux_X86_64 LibreOffice_project/350m1$Build-2</meta:generator>
    <dc:creator>Michael Groh</dc:creator>
    <meta:document-statistic meta:table-count="2" meta:cell-count="62" meta:object-count="0"/>
  </office:meta>
</office:document-meta>
</file>